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Ubuntu" svg:font-family="Ubuntu, 'var nv-fallback-ff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93939" style:font-name="Ubuntu" fo:letter-spacing="normal" fo:font-style="normal" fo:font-weight="normal" officeooo:rsid="0007f466" officeooo:paragraph-rsid="0007f466"/>
    </style:style>
    <style:style style:name="P2" style:family="paragraph" style:parent-style-name="Heading_20_2">
      <style:text-properties fo:font-variant="normal" fo:text-transform="none" fo:color="#393939" style:font-name="Arial" fo:font-size="12pt" fo:letter-spacing="normal" fo:font-style="normal" fo:font-weight="normal" officeooo:paragraph-rsid="0007f466" style:font-weight-asian="normal" style:font-weight-complex="normal"/>
    </style:style>
    <style:style style:name="P3" style:family="paragraph" style:parent-style-name="Text_20_body">
      <style:text-properties officeooo:paragraph-rsid="0008a813"/>
    </style:style>
    <style:style style:name="P4" style:family="paragraph" style:parent-style-name="Text_20_body">
      <style:text-properties officeooo:paragraph-rsid="000c1e1b"/>
    </style:style>
    <style:style style:name="P5" style:family="paragraph" style:parent-style-name="Text_20_body">
      <style:text-properties officeooo:paragraph-rsid="000d6092"/>
    </style:style>
    <style:style style:name="P6" style:family="paragraph" style:parent-style-name="Text_20_body">
      <style:text-properties fo:font-variant="normal" fo:text-transform="none" fo:color="#393939" style:font-name="Arial" fo:font-size="12pt" fo:letter-spacing="normal" fo:font-style="normal" fo:font-weight="normal" officeooo:rsid="0007f466" officeooo:paragraph-rsid="000d1a7e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393939" style:font-name="Arial" fo:font-size="12pt" fo:letter-spacing="normal" fo:font-style="normal" fo:font-weight="normal" officeooo:rsid="0007f466" officeooo:paragraph-rsid="0008a813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555555" style:font-name="Arial" fo:font-size="12pt" fo:letter-spacing="normal" fo:font-style="normal" fo:font-weight="normal" officeooo:paragraph-rsid="0008a813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495057" style:font-name="Source Serif Pro" fo:font-size="12pt" fo:letter-spacing="normal" fo:font-style="normal" fo:font-weight="normal" officeooo:rsid="0029472a" officeooo:paragraph-rsid="0029472a"/>
    </style:style>
    <style:style style:name="P10" style:family="paragraph" style:parent-style-name="Text_20_body">
      <style:text-properties fo:font-variant="normal" fo:text-transform="none" fo:color="#495057" style:font-name="Source Serif Pro" fo:font-size="12pt" fo:letter-spacing="normal" fo:font-style="normal" fo:font-weight="normal" officeooo:rsid="002b0c66" officeooo:paragraph-rsid="002b0c66"/>
    </style:style>
    <style:style style:name="P11" style:family="paragraph" style:parent-style-name="Text_20_body">
      <style:text-properties style:font-name="Arial" fo:font-weight="normal" officeooo:paragraph-rsid="000a8c6d" style:font-weight-asian="normal" style:font-weight-complex="normal"/>
    </style:style>
    <style:style style:name="P12" style:family="paragraph" style:parent-style-name="Text_20_body">
      <style:text-properties style:font-name="Arial" officeooo:rsid="00188c80" officeooo:paragraph-rsid="00188c80"/>
    </style:style>
    <style:style style:name="P13" style:family="paragraph" style:parent-style-name="Text_20_body">
      <style:text-properties style:font-name="Arial" officeooo:rsid="00188c80" officeooo:paragraph-rsid="0019b860"/>
    </style:style>
    <style:style style:name="P14" style:family="paragraph" style:parent-style-name="Text_20_body">
      <style:text-properties officeooo:paragraph-rsid="0012fc5c"/>
    </style:style>
    <style:style style:name="P15" style:family="paragraph" style:parent-style-name="Text_20_body">
      <style:text-properties officeooo:paragraph-rsid="00188c80"/>
    </style:style>
    <style:style style:name="P16" style:family="paragraph" style:parent-style-name="Text_20_body">
      <style:text-properties officeooo:paragraph-rsid="0019b860"/>
    </style:style>
    <style:style style:name="P17" style:family="paragraph" style:parent-style-name="Text_20_body">
      <style:text-properties officeooo:paragraph-rsid="001b703b"/>
    </style:style>
    <style:style style:name="P18" style:family="paragraph" style:parent-style-name="Text_20_body">
      <style:text-properties officeooo:rsid="00242a1a" officeooo:paragraph-rsid="00242a1a"/>
    </style:style>
    <style:style style:name="P19" style:family="paragraph" style:parent-style-name="Text_20_body">
      <style:text-properties officeooo:paragraph-rsid="00242a1a"/>
    </style:style>
    <style:style style:name="P20" style:family="paragraph" style:parent-style-name="Text_20_body">
      <style:text-properties officeooo:rsid="00281be0" officeooo:paragraph-rsid="00281be0"/>
    </style:style>
    <style:style style:name="P21" style:family="paragraph" style:parent-style-name="Standard">
      <style:text-properties style:font-name="Arial" officeooo:paragraph-rsid="0011209b"/>
    </style:style>
    <style:style style:name="P22" style:family="paragraph" style:parent-style-name="Standard">
      <style:text-properties style:font-name="Arial" officeooo:rsid="00052fca" officeooo:paragraph-rsid="000d6092"/>
    </style:style>
    <style:style style:name="P23" style:family="paragraph" style:parent-style-name="Standard">
      <style:text-properties style:font-name="Arial" officeooo:rsid="00052fca" officeooo:paragraph-rsid="00052fca"/>
    </style:style>
    <style:style style:name="P24" style:family="paragraph" style:parent-style-name="Standard">
      <style:text-properties style:font-name="Arial" officeooo:paragraph-rsid="00052fca"/>
    </style:style>
    <style:style style:name="P25" style:family="paragraph" style:parent-style-name="Standard">
      <style:text-properties style:font-name="Arial" officeooo:paragraph-rsid="000d6092"/>
    </style:style>
    <style:style style:name="P26" style:family="paragraph" style:parent-style-name="Standard">
      <style:text-properties style:font-name="Arial" officeooo:rsid="000d6092" officeooo:paragraph-rsid="000d6092"/>
    </style:style>
    <style:style style:name="P27" style:family="paragraph" style:parent-style-name="Standard">
      <style:text-properties style:font-name="Arial" officeooo:rsid="0007f466" officeooo:paragraph-rsid="0007f466"/>
    </style:style>
    <style:style style:name="P28" style:family="paragraph" style:parent-style-name="Standard">
      <style:text-properties style:font-name="Arial" officeooo:rsid="0015439b" officeooo:paragraph-rsid="0015439b"/>
    </style:style>
    <style:style style:name="P29" style:family="paragraph" style:parent-style-name="Heading_20_4">
      <style:text-properties officeooo:paragraph-rsid="0007f466"/>
    </style:style>
    <style:style style:name="P30" style:family="paragraph" style:parent-style-name="Heading_20_4">
      <style:text-properties fo:font-variant="normal" fo:text-transform="none" fo:color="#393939" style:font-name="Ubuntu" fo:letter-spacing="normal" fo:font-style="normal" fo:font-weight="normal" officeooo:rsid="0007f466" officeooo:paragraph-rsid="00374169"/>
    </style:style>
    <style:style style:name="P31" style:family="paragraph" style:parent-style-name="Heading_20_2">
      <style:text-properties fo:font-variant="normal" fo:text-transform="none" fo:color="#393939" style:font-name="Arial" fo:font-size="12pt" fo:letter-spacing="normal" fo:font-style="normal" fo:font-weight="normal" officeooo:rsid="0007f466" officeooo:paragraph-rsid="003c8a4c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 officeooo:paragraph-rsid="00339e55"/>
    </style:style>
    <style:style style:name="P33" style:family="paragraph" style:parent-style-name="Standard">
      <style:text-properties officeooo:paragraph-rsid="00339e55"/>
    </style:style>
    <style:style style:name="P34" style:family="paragraph" style:parent-style-name="Standard">
      <style:text-properties officeooo:paragraph-rsid="0007f466"/>
    </style:style>
    <style:style style:name="P35" style:family="paragraph" style:parent-style-name="Text_20_body">
      <style:text-properties style:font-name="Arial" officeooo:rsid="00188c80" officeooo:paragraph-rsid="00188c80"/>
    </style:style>
    <style:style style:name="P36" style:family="paragraph" style:parent-style-name="Text_20_body">
      <style:text-properties style:font-name="Arial" officeooo:rsid="0021958d" officeooo:paragraph-rsid="001b703b"/>
    </style:style>
    <style:style style:name="P37" style:family="paragraph" style:parent-style-name="Text_20_body">
      <style:text-properties style:font-name="Arial" officeooo:rsid="00242a1a" officeooo:paragraph-rsid="00242a1a"/>
    </style:style>
    <style:style style:name="P38" style:family="paragraph" style:parent-style-name="Text_20_body">
      <style:text-properties style:font-name="Arial" officeooo:rsid="0029472a" officeooo:paragraph-rsid="0029472a"/>
    </style:style>
    <style:style style:name="P39" style:family="paragraph" style:parent-style-name="Text_20_body">
      <style:text-properties style:font-name="Arial" officeooo:rsid="002eb389" officeooo:paragraph-rsid="002eb389"/>
    </style:style>
    <style:style style:name="P40" style:family="paragraph" style:parent-style-name="Text_20_body">
      <style:text-properties style:font-name="Arial" officeooo:rsid="00306786" officeooo:paragraph-rsid="00306786"/>
    </style:style>
    <style:style style:name="P41" style:family="paragraph" style:parent-style-name="Text_20_body">
      <style:text-properties officeooo:paragraph-rsid="002eb389"/>
    </style:style>
    <style:style style:name="P42" style:family="paragraph" style:parent-style-name="Text_20_body">
      <style:text-properties officeooo:paragraph-rsid="00368914"/>
    </style:style>
    <style:style style:name="P43" style:family="paragraph" style:parent-style-name="Text_20_body">
      <style:text-properties officeooo:paragraph-rsid="00391f01"/>
    </style:style>
    <style:style style:name="P44" style:family="paragraph" style:parent-style-name="Text_20_body">
      <style:text-properties fo:font-variant="normal" fo:text-transform="none" fo:color="#393939" style:font-name="Arial" fo:font-size="12pt" fo:letter-spacing="normal" fo:font-style="normal" fo:font-weight="normal" officeooo:rsid="0007f466" officeooo:paragraph-rsid="003acce5" style:font-size-asian="12pt" style:font-weight-asian="normal" style:font-size-complex="12pt" style:font-weight-complex="normal"/>
    </style:style>
    <style:style style:name="P45" style:family="paragraph" style:parent-style-name="Text_20_body">
      <style:text-properties fo:font-variant="normal" fo:text-transform="none" fo:color="#393939" style:font-name="Arial" fo:font-size="12pt" fo:letter-spacing="normal" fo:font-style="normal" fo:font-weight="normal" officeooo:rsid="0007f466" officeooo:paragraph-rsid="0008a813" style:font-size-asian="12pt" style:font-weight-asian="normal" style:font-size-complex="12pt" style:font-weight-complex="normal"/>
    </style:style>
    <style:style style:name="T1" style:family="text">
      <style:text-properties officeooo:rsid="00052fca"/>
    </style:style>
    <style:style style:name="T2" style:family="text">
      <style:text-properties officeooo:rsid="000645a3"/>
    </style:style>
    <style:style style:name="T3" style:family="text">
      <style:text-properties fo:font-variant="normal" fo:text-transform="none" fo:color="#393939" fo:font-size="12pt" fo:letter-spacing="normal" fo:font-style="normal" officeooo:rsid="0007f466" style:font-size-asian="12pt" style:font-size-complex="12pt"/>
    </style:style>
    <style:style style:name="T4" style:family="text">
      <style:text-properties fo:font-variant="normal" fo:text-transform="none" fo:color="#393939" style:font-name="Arial" fo:letter-spacing="normal" fo:font-style="normal" fo:font-weight="normal" officeooo:rsid="0007f466" style:font-weight-asian="normal" style:font-weight-complex="normal"/>
    </style:style>
    <style:style style:name="T5" style:family="text">
      <style:text-properties fo:font-variant="normal" fo:text-transform="none" fo:color="#393939" style:font-name="Arial" fo:letter-spacing="normal" fo:font-style="normal" fo:font-weight="normal" officeooo:rsid="00368914" style:font-weight-asian="normal" style:font-weight-complex="normal"/>
    </style:style>
    <style:style style:name="T6" style:family="text">
      <style:text-properties fo:font-variant="normal" fo:text-transform="none" fo:color="#393939" style:font-name="Arial" fo:letter-spacing="normal" fo:font-style="normal" fo:font-weight="normal" officeooo:rsid="00374169" style:font-weight-asian="normal" style:font-weight-complex="normal"/>
    </style:style>
    <style:style style:name="T7" style:family="text">
      <style:text-properties fo:font-variant="normal" fo:text-transform="none" fo:color="#393939" style:font-name="Arial" fo:letter-spacing="normal" fo:font-style="normal" fo:font-weight="normal" officeooo:rsid="000c1e1b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393939" style:font-name="Arial" fo:letter-spacing="normal" fo:font-style="normal" fo:font-weight="normal" officeooo:rsid="0034c772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393939" style:font-name="Arial" fo:letter-spacing="normal" fo:font-style="normal" fo:font-weight="normal" officeooo:rsid="00368914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393939" style:font-name="Arial" fo:letter-spacing="normal" fo:font-style="normal" fo:font-weight="normal" officeooo:rsid="000c1e1b" style:font-style-asian="italic" style:font-style-complex="italic"/>
    </style:style>
    <style:style style:name="T11" style:family="text">
      <style:text-properties fo:font-variant="normal" fo:text-transform="none" fo:color="#393939" style:font-name="Arial" fo:letter-spacing="normal" fo:font-style="normal" fo:font-weight="normal" officeooo:rsid="000d6092" style:font-style-asian="italic" style:font-style-complex="italic"/>
    </style:style>
    <style:style style:name="T12" style:family="text">
      <style:text-properties fo:font-variant="normal" fo:text-transform="none" fo:color="#393939" style:font-name="Arial" fo:letter-spacing="normal" fo:font-style="normal" fo:font-weight="normal" officeooo:rsid="0012fc5c" style:font-style-asian="italic" style:font-style-complex="italic"/>
    </style:style>
    <style:style style:name="T13" style:family="text">
      <style:text-properties fo:font-variant="normal" fo:text-transform="none" fo:color="#393939" style:font-name="Arial" fo:letter-spacing="normal" fo:font-style="normal" fo:font-weight="normal" officeooo:rsid="0013e0a7" style:font-style-asian="italic" style:font-style-complex="italic"/>
    </style:style>
    <style:style style:name="T14" style:family="text">
      <style:text-properties fo:font-variant="normal" fo:text-transform="none" fo:color="#393939" style:font-name="Arial" fo:letter-spacing="normal" fo:font-style="normal" fo:font-weight="normal" officeooo:rsid="0015439b" style:font-style-asian="italic" style:font-style-complex="italic"/>
    </style:style>
    <style:style style:name="T15" style:family="text">
      <style:text-properties fo:font-variant="normal" fo:text-transform="none" fo:color="#393939" style:font-name="Arial" fo:letter-spacing="normal" fo:font-style="normal" fo:font-weight="normal" officeooo:rsid="00188c80" style:font-style-asian="italic" style:font-style-complex="italic"/>
    </style:style>
    <style:style style:name="T16" style:family="text">
      <style:text-properties fo:font-variant="normal" fo:text-transform="none" fo:color="#393939" style:font-name="Arial" fo:letter-spacing="normal" fo:font-style="normal" fo:font-weight="normal" officeooo:rsid="0019b860" style:font-style-asian="italic" style:font-style-complex="italic"/>
    </style:style>
    <style:style style:name="T17" style:family="text">
      <style:text-properties fo:font-variant="normal" fo:text-transform="none" fo:color="#393939" style:font-name="Arial" fo:font-size="12pt" fo:letter-spacing="normal" fo:font-style="normal" fo:font-weight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8" style:family="text">
      <style:text-properties fo:font-variant="normal" fo:text-transform="none" fo:color="#393939" style:font-name="Arial" fo:font-size="12pt" fo:letter-spacing="normal" fo:font-style="normal" fo:font-weight="normal" officeooo:rsid="0007f466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555555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555555" style:font-name="Arial" fo:font-size="12pt" fo:letter-spacing="normal" fo:font-style="normal" fo:font-weight="normal" officeooo:rsid="00391f01" style:font-size-asian="12pt" style:font-weight-asian="normal" style:font-size-complex="12pt" style:font-weight-complex="normal"/>
    </style:style>
    <style:style style:name="T21" style:family="text">
      <style:text-properties fo:color="#555555" style:font-size-asian="12pt" style:font-size-complex="12pt"/>
    </style:style>
    <style:style style:name="T22" style:family="text">
      <style:text-properties fo:color="#555555" officeooo:rsid="0038873d" style:font-size-asian="12pt" style:font-size-complex="12pt"/>
    </style:style>
    <style:style style:name="T23" style:family="text">
      <style:text-properties fo:color="#555555" officeooo:rsid="00391f01"/>
    </style:style>
    <style:style style:name="T24" style:family="text">
      <style:text-properties fo:color="#555555" officeooo:rsid="003acce5"/>
    </style:style>
    <style:style style:name="T25" style:family="text">
      <style:text-properties officeooo:rsid="0007f466" style:font-size-asian="12pt" style:font-size-complex="12pt"/>
    </style:style>
    <style:style style:name="T26" style:family="text">
      <style:text-properties officeooo:rsid="000a8c6d"/>
    </style:style>
    <style:style style:name="T27" style:family="text">
      <style:text-properties officeooo:rsid="000d1a7e"/>
    </style:style>
    <style:style style:name="T28" style:family="text">
      <style:text-properties officeooo:rsid="000d6092"/>
    </style:style>
    <style:style style:name="T29" style:family="text">
      <style:text-properties officeooo:rsid="0011209b"/>
    </style:style>
    <style:style style:name="T30" style:family="text">
      <style:text-properties style:font-name="Arial"/>
    </style:style>
    <style:style style:name="T31" style:family="text">
      <style:text-properties style:font-name="Arial" fo:font-size="12pt" style:font-size-asian="12pt" style:font-weight-asian="normal" style:font-size-complex="12pt" style:font-weight-complex="normal"/>
    </style:style>
    <style:style style:name="T32" style:family="text">
      <style:text-properties style:font-name="Arial" fo:font-size="12pt" fo:font-style="normal" style:font-size-asian="12pt" style:font-weight-asian="normal" style:font-size-complex="12pt" style:font-weight-complex="normal"/>
    </style:style>
    <style:style style:name="T33" style:family="text">
      <style:text-properties style:font-name="Arial" fo:font-size="12pt" fo:font-style="normal" officeooo:rsid="00374169" style:font-size-asian="12pt" style:font-weight-asian="normal" style:font-size-complex="12pt" style:font-weight-complex="normal"/>
    </style:style>
    <style:style style:name="T34" style:family="text">
      <style:text-properties style:font-name="Arial" fo:font-size="12pt" fo:font-style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5" style:family="text">
      <style:text-properties style:font-name="Arial" fo:font-style="normal" style:font-weight-asian="normal" style:font-weight-complex="normal"/>
    </style:style>
    <style:style style:name="T36" style:family="text">
      <style:text-properties style:font-name="Arial" fo:font-style="normal" officeooo:rsid="00374169" style:font-weight-asian="normal" style:font-weight-complex="normal"/>
    </style:style>
    <style:style style:name="T37" style:family="text">
      <style:text-properties style:font-name="Arial" officeooo:rsid="00188c80"/>
    </style:style>
    <style:style style:name="T38" style:family="text">
      <style:text-properties style:font-name="Arial" officeooo:rsid="001b703b"/>
    </style:style>
    <style:style style:name="T39" style:family="text">
      <style:text-properties style:font-name="Arial" officeooo:rsid="001c5433"/>
    </style:style>
    <style:style style:name="T40" style:family="text">
      <style:text-properties style:font-name="Arial" officeooo:rsid="001c80d5"/>
    </style:style>
    <style:style style:name="T41" style:family="text">
      <style:text-properties style:font-name="Arial" officeooo:rsid="001d153f"/>
    </style:style>
    <style:style style:name="T42" style:family="text">
      <style:text-properties style:font-name="Arial" officeooo:rsid="001e235c"/>
    </style:style>
    <style:style style:name="T43" style:family="text">
      <style:text-properties style:font-name="Arial" officeooo:rsid="001f658c"/>
    </style:style>
    <style:style style:name="T44" style:family="text">
      <style:text-properties style:font-name="Arial" officeooo:rsid="0020679f"/>
    </style:style>
    <style:style style:name="T45" style:family="text">
      <style:text-properties style:font-name="Arial" officeooo:rsid="0021958d"/>
    </style:style>
    <style:style style:name="T46" style:family="text">
      <style:text-properties style:font-name="Arial" officeooo:rsid="0023085e"/>
    </style:style>
    <style:style style:name="T47" style:family="text">
      <style:text-properties style:font-name="Arial" officeooo:rsid="00242a1a"/>
    </style:style>
    <style:style style:name="T48" style:family="text">
      <style:text-properties style:font-name="Arial" officeooo:rsid="0024f6d0"/>
    </style:style>
    <style:style style:name="T49" style:family="text">
      <style:text-properties style:font-name="Arial" officeooo:rsid="002683f8"/>
    </style:style>
    <style:style style:name="T50" style:family="text">
      <style:text-properties style:font-name="Arial" officeooo:rsid="002779e2"/>
    </style:style>
    <style:style style:name="T51" style:family="text">
      <style:text-properties style:font-name="Arial" officeooo:rsid="00281be0"/>
    </style:style>
    <style:style style:name="T52" style:family="text">
      <style:text-properties style:font-name="Arial" officeooo:rsid="002cab15"/>
    </style:style>
    <style:style style:name="T53" style:family="text">
      <style:text-properties style:font-name="Arial" officeooo:rsid="002eb389"/>
    </style:style>
    <style:style style:name="T54" style:family="text">
      <style:text-properties style:font-name="Arial" officeooo:rsid="0031d809"/>
    </style:style>
    <style:style style:name="T55" style:family="text">
      <style:text-properties style:font-name="Arial" officeooo:rsid="00339e55"/>
    </style:style>
    <style:style style:name="T56" style:family="text">
      <style:text-properties style:font-name="Arial" officeooo:rsid="000645a3"/>
    </style:style>
    <style:style style:name="T57" style:family="text">
      <style:text-properties style:font-name="Arial" officeooo:rsid="0007f466"/>
    </style:style>
    <style:style style:name="T58" style:family="text">
      <style:text-properties style:font-name="Arial" officeooo:rsid="0042db29"/>
    </style:style>
    <style:style style:name="T59" style:family="text">
      <style:text-properties style:font-name="Arial" officeooo:rsid="00434f89"/>
    </style:style>
    <style:style style:name="T60" style:family="text">
      <style:text-properties officeooo:rsid="0031d809"/>
    </style:style>
    <style:style style:name="T61" style:family="text">
      <style:text-properties officeooo:rsid="0032c600"/>
    </style:style>
    <style:style style:name="T62" style:family="text">
      <style:text-properties officeooo:rsid="00391f01"/>
    </style:style>
    <style:style style:name="T63" style:family="text">
      <style:text-properties officeooo:rsid="003c6cd1"/>
    </style:style>
    <style:style style:name="T64" style:family="text">
      <style:text-properties officeooo:rsid="003e01a7"/>
    </style:style>
    <style:style style:name="T65" style:family="text">
      <style:text-properties officeooo:rsid="003f300c"/>
    </style:style>
    <style:style style:name="T66" style:family="text">
      <style:text-properties officeooo:rsid="0040f2bf"/>
    </style:style>
    <style:style style:name="T67" style:family="text">
      <style:text-properties officeooo:rsid="0042c031"/>
    </style:style>
    <style:style style:name="T68" style:family="text">
      <style:text-properties officeooo:rsid="0042db29"/>
    </style:style>
    <style:style style:name="T69" style:family="text">
      <style:text-properties officeooo:rsid="00434f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8">Id</text:span><text:span text:style-name="T29">e</text:span><text:span text:style-name="T28">ias:</text:span></text:p>
      <text:p text:style-name="P22"/>
      <text:p text:style-name="P23">Nossa equipe Teve ideias das mais mirabolantes imagináveis, todas muito criativas, mas logicamente que nem todas viáveis no sentido de serem economicamente sustentáveis.</text:p>
      <text:p text:style-name="P23"/>
      <text:p text:style-name="P24"><text:span text:style-name="T1">Algumas talvez iriam gerar custos altos para implantação desenvolvimento e que talvez não pudessem no final das contas oferecer uma solução muito melhor do que uma ideia simples porém bem calculada </text:span><text:span text:style-name="T27">e com um</text:span><text:span text:style-name="T1"> orçamento </text:span><text:span text:style-name="T27">mínimo</text:span><text:span text:style-name="T1">, <text:s/>e que resolvesse o principal problema que identificamos no desafio de Ambiente e Saúde proposto pela Dani.</text:span></text:p>
      <text:p text:style-name="P28">--------------------------------------------------</text:p>
      <text:p text:style-name="P25"/>
      <text:p text:style-name="P26">Problema identificado:</text:p>
      <text:p text:style-name="P26"/>
      <text:p text:style-name="P32"><text:span text:style-name="T1">Principal problema que entendemos deste desafio é que </text:span><text:span text:style-name="T2">atualmente a ferramenta existente de verificação das escalas dos pacientes ainda é Manual, utilizando uma planilha com papel é caneta para preenchimento de dados que precisam ser computados manualmente com uma calculadora </text:span><text:span text:style-name="T61">ou com cálculo mental pelo enfermeiro</text:span><text:span text:style-name="T2"> para identificar em que grau da escala o paciente se encontra naquele momento, tornando assim o trabalho do enfermeiro muito manual neste sentido podendo ocorrer risco de erros de cálculos ( pois eles são feitos de forma manual ) além de ser necessários em caso de hospitais que possuem prontuário eletrônico repassar de forma manual com a digitação dos dados coletados manualmente para dentro do prontuário eletrônico.</text:span></text:p>
      <text:p text:style-name="P33"><text:span text:style-name="T55">E</text:span><text:span text:style-name="T56">m casos de hospitais que por ventura não tenha este prontuário eletrônico, estes dados das escalas podem produzir uma imensa pilha de papeis que dificultam o acesso da consulta destes dados pelos profissionais da saúde.</text:span></text:p>
      <text:p text:style-name="P24"/>
      <text:p text:style-name="P34"><text:span text:style-name="T57">Outro desafio importante deste projeto é que todo este problema relatado acima se multiplica pela quantidade de escalas existentes vamos citar apenas algumas </text:span><text:span text:style-name="T58">(22 mas existem ainda </text:span><text:span text:style-name="T59">outras)</text:span><text:span text:style-name="T57">:</text:span></text:p>
      <text:p text:style-name="P27"/>
      <text:h text:style-name="P31" text:outline-level="2">-Escala de Braden <text:span text:style-name="T63">(avalia o risco de desenvolvimento de úlceras por pressão)</text:span></text:h>
      <text:p text:style-name="P11"><text:span text:style-name="T3">-</text:span><text:span text:style-name="T26">E</text:span>scala de Cubbin &amp; Jackson <text:span text:style-name="T63">(avalia o risco de desenvolvimento de úlceras por pressão)</text:span></text:p>
      <text:p text:style-name="P6">-Escala de Morse <text:span text:style-name="T63">(avalia o risco de quedas do paciente)</text:span></text:p>
      <text:p text:style-name="P44">-Escala de Ramsay <text:span text:style-name="T23">(avalia o estado de sedação do paciente </text:span><text:span text:style-name="T24">em UTI</text:span><text:span text:style-name="T23">)</text:span></text:p>
      <text:p text:style-name="P43"><text:span text:style-name="T18">-</text:span><text:span text:style-name="T19">Escala de Richmond – Richmond Agitation Sedation Scale (RASS) </text:span><text:span text:style-name="T20">(avalia o estado de sedação e agitação do paciente)</text:span></text:p>
      <text:p text:style-name="P8">-Escala de Sedação-Agitação: Sedation-Agitation Scale – SAS <text:span text:style-name="T62">(avalia o estado de sedação do paciente)</text:span></text:p>
      <text:p text:style-name="P7">-SOFA – Sequential Organ Failure Assessment <text:span text:style-name="T62">(avalia risco de morte por sepse)</text:span></text:p>
      <text:p text:style-name="P7">- <text:span text:style-name="T64">Escala de Bristol </text:span><text:span text:style-name="T66">(classifica a </text:span><text:span text:style-name="T67">forma das</text:span><text:span text:style-name="T66"> fezes humanas em sete categorias)</text:span></text:p>
      <text:p text:style-name="P7">- <text:span text:style-name="T64">Escala de Karnofsky (avalia capacidade de pacientes com câncer de realizar tarefas comuns)</text:span></text:p>
      <text:p text:style-name="P7">- <text:span text:style-name="T65">Escala de Bromage (avalia a precisão do bloqueio motor)</text:span></text:p>
      <text:h text:style-name="P2" text:outline-level="2"><text:soft-page-break/><text:span text:style-name="T25">-</text:span><text:span text:style-name="T21">Escala de Glasgow – Glasgow Coma Scale (GCS) </text:span><text:span text:style-name="T22">(avaliação de pacientes em coma)</text:span></text:h>
      <text:h text:style-name="P1" text:outline-level="2"><text:span text:style-name="T31">-APACHE – </text:span><text:span text:style-name="Emphasis"><text:span text:style-name="T32">Acute Physiology Chronic Health Evaluation </text:span></text:span><text:span text:style-name="Emphasis"><text:span text:style-name="T33">(utilizada em pacientes de UTI)</text:span></text:span></text:h>
      <text:h text:style-name="P30" text:outline-level="4"><text:span text:style-name="Emphasis"><text:span text:style-name="T32">-Escala Infusion Nurses Society </text:span></text:span><text:span text:style-name="Emphasis"><text:span text:style-name="T33">(avalia risco de </text:span></text:span><text:span text:style-name="Emphasis"><text:span text:style-name="T34">f</text:span></text:span><text:span text:style-name="Emphasis"><text:span text:style-name="T33">lebite)</text:span></text:span></text:h>
      <text:h text:style-name="P30" text:outline-level="4"><text:span text:style-name="Emphasis"><text:span text:style-name="T32">-</text:span></text:span><text:span text:style-name="Emphasis"><text:span text:style-name="T35">Escala Maddox </text:span></text:span><text:span text:style-name="Emphasis"><text:span text:style-name="T36">(avalia risco de </text:span></text:span><text:span text:style-name="Emphasis"><text:span text:style-name="T34">f</text:span></text:span><text:span text:style-name="Emphasis"><text:span text:style-name="T36">lebite)</text:span></text:span></text:h>
      <text:h text:style-name="P29" text:outline-level="4"><text:span text:style-name="Emphasis"><text:span text:style-name="T4">-Escala Visual Infusion Phlebiti </text:span></text:span><text:span text:style-name="Emphasis"><text:span text:style-name="T6">(avalia risco de </text:span></text:span><text:span text:style-name="Emphasis"><text:span text:style-name="T17">f</text:span></text:span><text:span text:style-name="Emphasis"><text:span text:style-name="T6">lebite)</text:span></text:span></text:h>
      <text:p text:style-name="P3"><text:span text:style-name="Emphasis"><text:span text:style-name="T4">-Escala de Depressão Pós-natal de Edimburgo (Edinburgh Postnatal Depression Scale – EPDS) </text:span></text:span><text:span text:style-name="Emphasis"><text:span text:style-name="T6">(avalia nível de depressão pós parto)</text:span></text:span></text:p>
      <text:p text:style-name="P42"><text:span text:style-name="Emphasis"><text:span text:style-name="T4">-Escala de Alerta Precoce Modificada (EAPM) </text:span></text:span><text:span text:style-name="Emphasis"><text:span text:style-name="T5">(avalia diversos sinais vitais e indica precocemente uma possível necessidade de UTI)</text:span></text:span></text:p>
      <text:p text:style-name="P3"><text:span text:style-name="Emphasis"><text:span text:style-name="T4">-Escala de MEWS </text:span></text:span><text:span text:style-name="Emphasis"><text:span text:style-name="T5">(avalia diversos sinais vitais e indica possível necessidade de UTI)</text:span></text:span></text:p>
      <text:p text:style-name="P42"><text:span text:style-name="Emphasis"><text:span text:style-name="T4">-ESCALA DE NORTON </text:span></text:span><text:span text:style-name="Emphasis"><text:span text:style-name="T5">(avalia risco de úlcera de decúbito)</text:span></text:span></text:p>
      <text:p text:style-name="P3"><text:span text:style-name="Emphasis"><text:span text:style-name="T4">- ESCALA DE WATERLOW </text:span></text:span><text:span text:style-name="Emphasis"><text:span text:style-name="T5">(avalia risco de úlcera de decúbito)</text:span></text:span></text:p>
      <text:p text:style-name="P4"><text:span text:style-name="Emphasis"><text:span text:style-name="T4">- ESCALA DE </text:span></text:span><text:span text:style-name="Emphasis"><text:span text:style-name="T7">DOR </text:span></text:span><text:span text:style-name="Emphasis"><text:span text:style-name="T9">(utilizada em praticamente todas as patologias que envolvem dor)</text:span></text:span></text:p>
      <text:p text:style-name="P4"><text:span text:style-name="Emphasis"><text:span text:style-name="T7">- ESCALA DE NHISS </text:span></text:span><text:span text:style-name="Emphasis"><text:span text:style-name="T8">(utilizada em AVCs)</text:span></text:span></text:p>
      <text:p text:style-name="P4"><text:span text:style-name="Emphasis"><text:span text:style-name="T10"/></text:span></text:p>
      <text:p text:style-name="P5"><text:span text:style-name="Emphasis"><text:span text:style-name="T11">Proposta de solução:</text:span></text:span></text:p>
      <text:p text:style-name="P4"><text:span text:style-name="Emphasis"><text:span text:style-name="T10"/></text:span></text:p>
      <text:p text:style-name="P14"><text:span text:style-name="Emphasis"><text:span text:style-name="T12">Com base no problema a solução pensada pelo nosso grupo é a implantação de um sistema </text:span></text:span><text:span text:style-name="Emphasis"><text:span text:style-name="T15">funcional, fácil de usar </text:span></text:span><text:span text:style-name="Emphasis"><text:span text:style-name="T16">e amigável ao usuário</text:span></text:span><text:span text:style-name="Emphasis"><text:span text:style-name="T15"> e de baixo orçamento</text:span></text:span><text:span text:style-name="Emphasis"><text:span text:style-name="T12"> em que o </text:span></text:span><text:span text:style-name="Emphasis"><text:span text:style-name="T15">profissional</text:span></text:span><text:span text:style-name="Emphasis"><text:span text:style-name="T12"> entra com seu login e baseado em suas permissões ele pode consultar os dados do paciente, fazer a aferição das escalas ou prescrever novas escalas para aquele paciente, </text:span></text:span><text:span text:style-name="Emphasis"><text:span text:style-name="T13">ao fazer a aferição ele alimenta o banco de dados do sistema e esses dados </text:span></text:span><text:span text:style-name="Emphasis"><text:span text:style-name="T16">após consolidados de acordo com a regra da escala</text:span></text:span><text:span text:style-name="Emphasis"><text:span text:style-name="T13"> </text:span></text:span><text:span text:style-name="Emphasis"><text:span text:style-name="T16">geram informações sobre a situação do paciente, ficam persistentes no histórico do paciente dentro do sistema e podem</text:span></text:span><text:span text:style-name="Emphasis"><text:span text:style-name="T13"> ser </text:span></text:span><text:span text:style-name="Emphasis"><text:span text:style-name="T14">exportad</text:span></text:span><text:span text:style-name="Emphasis"><text:span text:style-name="T16">a</text:span></text:span><text:span text:style-name="Emphasis"><text:span text:style-name="T14">s para o sistema do hospital.</text:span></text:span></text:p>
      <text:p text:style-name="P16"><text:span text:style-name="Emphasis"><text:span text:style-name="T16">Com isso a proposta seria que essa plataforma fosse exclusiva para controle das escalas de saúde dos pacientes, podendo trabalhar de forma autônoma e independente separada dos sistemas já existentes no hospital, seja ele qual for (apenas essa plataforma iria herdar o número do prontuário do paciente e a matrícula do profissional que será o usuário do sistema nos seus cadastros, pois com essas duas chaves de dados já seria possível efetuar exportações dos dados da nossa plataforma para a o sistema do hospital, seja ele qual for sem a necessidade de intervenção nos sistemas já implantados e utilizados em hospitais).</text:span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12">Algumas vantagens da nossa solução:</text:p>
      <text:p text:style-name="P12"><text:soft-page-break/></text:p>
      <text:p text:style-name="P13">- Eliminaria o uso da caneta e papel para o preenchimento de dados e a redigitação pois depois os dados seriam exportados para o sistema do hospital.</text:p>
      <text:p text:style-name="P15"><text:span text:style-name="T37">- </text:span><text:span text:style-name="T40">Projeto </text:span><text:span text:style-name="T37">funcional, de fácil utilização </text:span><text:span text:style-name="T40">e amigável ao usuário</text:span><text:span text:style-name="T37">.</text:span></text:p>
      <text:p text:style-name="P17"><text:span text:style-name="T37">- </text:span><text:span text:style-name="T38">Um protótipo Beta desse sistema </text:span><text:span text:style-name="T52">rodando em ambiente desktop</text:span><text:span text:style-name="T38"> </text:span><text:span text:style-name="T39">contemplando inicialmente poucas escalas</text:span><text:span text:style-name="T38"> para testes seria</text:span><text:span text:style-name="T37"> de baixo orçamento</text:span><text:span text:style-name="T38"> e possível de ser feito com uma</text:span><text:span text:style-name="T37"> </text:span><text:span text:style-name="T38">l</text:span><text:span text:style-name="T37">ógica </text:span><text:span text:style-name="T38">relativamente</text:span><text:span text:style-name="T37"> simples de programação, podendo </text:span><text:span text:style-name="T38">inclusive</text:span><text:span text:style-name="T37"> ser desenvolvido com os conhecimentos adquiridos até o momento no programa Jovem Programador </text:span><text:span text:style-name="T38">e em um curto espaço de tempo </text:span><text:span text:style-name="T39">(poucos dias)</text:span><text:span text:style-name="T37">. </text:span><text:span text:style-name="T41">Afirmo isso pois integrantes da nossa equipe já cumpriram um desafio semelhante porém em outro segmento (</text:span><text:span text:style-name="T44">era </text:span><text:span text:style-name="T41">um sistema de controle de um salão de beleza que também </text:span><text:span text:style-name="T44">contemplou</text:span><text:span text:style-name="T41"> uma lógica de programação relativamente complexa </text:span><text:span text:style-name="T44">para o nosso nível de aprendizado</text:span><text:span text:style-name="T41">) e em poucos dias a tarefa foi apresentada para o grupo de colegas </text:span><text:span text:style-name="T42">do curso Jovem Programador </text:span><text:span text:style-name="T43">da unidade de Palhoça</text:span><text:span text:style-name="T41">. </text:span><text:span text:style-name="T52">Claro que entendemos que para ser funcional esse sistema deve funcionar em aplicativos mobile e não apenas desktop, para contemplar a logística de uso em um ambiente hospitalar e de UTI indo de leito em leito fazendo aferições dos pacientes.</text:span></text:p>
      <text:p text:style-name="P17"><text:span text:style-name="T37">- </text:span><text:span text:style-name="T40">A ideia é que a plataforma desse sistema possa contemplar desde apenas uma das escalas de controle do paciente (que é o problema do desafio) até todas as escalas se for necessário, pois o sistema é projetado para que seja dividido em módulos de escalas, ou seja cada escala seria um </text:span><text:span text:style-name="T41">módulo</text:span><text:span text:style-name="T40"> diferente com as suas particularidades dentro do sistema, em resumo o sistema seria escalável podendo controlar desde apenas uma escala até ‘n’ escalas, de acordo com a necessidade do negócio de cada hospital.</text:span></text:p>
      <text:p text:style-name="P17"><text:span text:style-name="T40">- </text:span><text:span text:style-name="T45">O sistema seria independente do sistema já existente no hospital que não contempla o controle das escalas dos pacientes, mas ao mesmo tempo o banco de dados da nossa plataforma poderia fornecer na forma de importação com layouts de arquivos a serem definidos os dados para o sistema do hospital e de prontuário eletrônico, caso o hospital queira manter todos esses dados também no seu sistema proprietário.</text:span></text:p>
      <text:p text:style-name="P17"><text:span text:style-name="T45">- Com isso não seria necessário que o hospital (cliente do sistema) faça qualquer alteração em seu sistema original, </text:span><text:span text:style-name="T46">apenas a nossa ferramenta poderia trabalhar em paralelo com o sistema do hospital, mas também fornecer de forma independente os dados para os usuários do sistema</text:span><text:span text:style-name="T45">.</text:span></text:p>
      <text:p text:style-name="P36"/>
      <text:p text:style-name="P39">Função socioeconômica:</text:p>
      <text:p text:style-name="P39"/>
      <text:p text:style-name="P39">- A plataforma deve agilizar o trabalho das enfermeiras e responsáveis pelo controle e prescrição das escalas.</text:p>
      <text:p text:style-name="P39"/>
      <text:p text:style-name="P41"><text:span text:style-name="T53">- A precisão das leituras das escalas dos pacientes permitem um tratamento mais assertivo acerca da patologia resultando em um possível ganho de qualidade de vida do </text:span><text:soft-page-break/><text:span text:style-name="T53">paciente além de prevenir com isso agravo maior na doença e mais custos com o tratamento (possível benefício econômico para o SUS, além do ganho de qualidade de vida do paciente).</text:span></text:p>
      <text:p text:style-name="P36"/>
      <text:p text:style-name="P40">Função econômica:</text:p>
      <text:p text:style-name="P40"/>
      <text:p text:style-name="P40">- O sistema após testado e validado teria um grande potencial de mercado, pois o sistema público de saúde possui um dos maiores orçamentos e também o sistema privado de saúde poderia ter grande interesse pois ele está concentrado em grande parte na mão de grandes operadoras de planos de saúde <text:span text:style-name="T60">que podem ficar interessados no ganho que um sistema como esse poderia gerar para eles, fazendo com que seja interessante o investimento.</text:span></text:p>
      <text:p text:style-name="P36"/>
      <text:p text:style-name="P18"><text:span text:style-name="T45">D</text:span><text:span text:style-name="T30">ados relevantes </text:span><text:span text:style-name="T54">falando apenas do sistema público de saúde (SUS)</text:span><text:span text:style-name="T30">:</text:span></text:p>
      <text:p text:style-name="P37"/>
      <text:p text:style-name="P19"><text:span text:style-name="T47">De acordo com </text:span><text:span text:style-name="T49">o CONASS (Conselho Nacional de Secretários de Saúde), apenas no SUS temos o seguinte</text:span><text:span text:style-name="T47">:</text:span></text:p>
      <text:p text:style-name="P37"/>
      <text:p text:style-name="P19"><text:span text:style-name="T47">- </text:span><text:span text:style-name="T48">Santa Catarina possui </text:span><text:span text:style-name="T49">201 hospitais.</text:span></text:p>
      <text:p text:style-name="P19"><text:span text:style-name="T49">- </text:span><text:span text:style-name="T50">Na região Sul são 928 hospitais </text:span><text:span text:style-name="T51">(RS, SC e PR)</text:span><text:span text:style-name="T50">.</text:span></text:p>
      <text:p text:style-name="P20"><text:span text:style-name="T50">- </text:span><text:span text:style-name="T30">No Brasil são 5530 hospitais.</text:span></text:p>
      <text:p text:style-name="P38">Esses números são apenas de hospitais do SUS que possui uma verba de:</text:p>
      <text:p text:style-name="P38"/>
      <text:p text:style-name="P9">O Orçamento para o Ministério da Saúde em 2022 ficará em R$ 147,458 bilhões, contra R$ 136,761 bilhões aprovados para este ano.</text:p>
      <text:p text:style-name="P9"/>
      <text:p text:style-name="P9">Fonte: <text:a xlink:type="simple" xlink:href="https://agenciabrasil.ebc.com.br/economia/noticia/2021-08/saude-tem-previsao-de-aumento-de-r-107-bilhoes-no-orcamento-de-2022" text:style-name="Internet_20_link" text:visited-style-name="Visited_20_Internet_20_Link">https://agenciabrasil.ebc.com.br/economia/noticia/2021-08/saude-tem-previsao-de-aumento-de-r-107-bilhoes-no-orcamento-de-2022</text:a></text:p>
      <text:p text:style-name="P9"/>
      <text:p text:style-name="P10">Conclusão:</text:p>
      <text:p text:style-name="P10"/>
      <text:p text:style-name="P10">O mercado é amplo e se o que foi apontado nesse desafio é uma realidade no país inteiro uma ferramenta como essa pode ser muito útil e quem sabe rentável.</text:p>
      <text:p text:style-name="P10"><text:soft-page-break/>Além disso esse sistema relativamente simples pode melhorar a condição de trabalho do sistema de enfermagem que sabemos todos que é muito sobrecarregado nos hospitai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Ubuntu" svg:font-family="Ubuntu, 'var nv-fallback-ff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7:26:38.252967068</meta:creation-date>
    <dc:date>2021-12-14T13:51:46.867641222</dc:date>
    <meta:editing-duration>PT2H25M49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5" meta:paragraph-count="56" meta:word-count="1421" meta:character-count="8967" meta:non-whitespace-character-count="7595"/>
  </office:meta>
</office:document-meta>
</file>